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cm" svg:x="13cm" svg:y="2cm">
          <text:p text:style-name="P1"><text:span text:style-name="T1">Scout Database and</text:span></text:p>
          <text:p text:style-name="P1"><text:span text:style-name="T1">Invoic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1cm" svg:x="5.4cm" svg:y="4.2cm">
          <text:p text:style-name="P1"><text:span text:style-name="T1">Add New 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1cm" svg:x="10.4cm" svg:y="4.2cm">
          <text:p text:style-name="P1"><text:span text:style-name="T1">Edit 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cm" svg:height="1cm" svg:x="15.5cm" svg:y="4.2cm">
          <text:p text:style-name="P1"><text:span text:style-name="T1">Delete 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cm" svg:height="1cm" svg:x="20.4cm" svg:y="4.2cm">
          <text:p text:style-name="P1"><text:span text:style-name="T1">Print In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cm" svg:y1="3cm" svg:x2="7.4cm" svg:y2="4.2cm" draw:start-shape="id1" draw:start-glue-point="2" draw:end-shape="id2" draw:end-glue-point="0" svg:d="M15000 3000l-7600 1200" svg:viewBox="0 0 7601 1201">
          <text:p/>
        </draw:connector>
        <draw:connector draw:style-name="gr2" draw:text-style-name="P2" draw:layer="layout" draw:type="line" svg:x1="15cm" svg:y1="3cm" svg:x2="12.4cm" svg:y2="4.2cm" draw:start-shape="id1" draw:start-glue-point="2" draw:end-shape="id3" draw:end-glue-point="0" svg:d="M15000 3000l-2600 1200" svg:viewBox="0 0 2601 1201">
          <text:p/>
        </draw:connector>
        <draw:connector draw:style-name="gr2" draw:text-style-name="P2" draw:layer="layout" draw:type="line" svg:x1="15cm" svg:y1="3cm" svg:x2="17.5cm" svg:y2="4.2cm" draw:start-shape="id1" draw:start-glue-point="2" draw:end-shape="id4" draw:end-glue-point="0" svg:d="M15000 3000l2500 1200" svg:viewBox="0 0 2501 1201">
          <text:p/>
        </draw:connector>
        <draw:connector draw:style-name="gr2" draw:text-style-name="P2" draw:layer="layout" draw:type="line" svg:x1="15cm" svg:y1="3cm" svg:x2="22.4cm" svg:y2="4.2cm" draw:start-shape="id1" draw:start-glue-point="2" draw:end-shape="id5" draw:end-glue-point="0" svg:d="M15000 3000l7400 1200" svg:viewBox="0 0 7401 1201">
          <text:p/>
        </draw:connector>
        <draw:custom-shape draw:style-name="gr1" draw:text-style-name="P1" xml:id="id6" draw:id="id6" draw:layer="layout" svg:width="4cm" svg:height="1cm" svg:x="2.6cm" svg:y="5.9cm">
          <text:p text:style-name="P1"><text:span text:style-name="T1">Get Detail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4cm" svg:y1="5.2cm" svg:x2="4.6cm" svg:y2="5.9cm" draw:start-shape="id2" draw:start-glue-point="2" draw:end-shape="id6" draw:end-glue-point="0" svg:d="M7400 5200l-2800 700" svg:viewBox="0 0 2801 701">
          <text:p/>
        </draw:connector>
        <draw:custom-shape draw:style-name="gr1" draw:text-style-name="P1" xml:id="id7" draw:id="id7" draw:layer="layout" svg:width="4cm" svg:height="1cm" svg:x="7.2cm" svg:y="5.9cm">
          <text:p text:style-name="P1"><text:span text:style-name="T1">Add 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5cm" svg:height="1cm" svg:x="1.7cm" svg:y="7.6cm">
          <text:p text:style-name="P1"><text:span text:style-name="T1">Get Member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5cm" svg:height="1cm" svg:x="5cm" svg:y="7.6cm">
          <text:p text:style-name="P1"><text:span text:style-name="T1">Get Parent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4cm" svg:y1="5.2cm" svg:x2="9.2cm" svg:y2="5.9cm" draw:start-shape="id2" draw:start-glue-point="2" draw:end-shape="id7" draw:end-glue-point="0" svg:d="M7400 5200l1800 700" svg:viewBox="0 0 1801 701">
          <text:p/>
        </draw:connector>
        <draw:connector draw:style-name="gr2" draw:text-style-name="P2" draw:layer="layout" draw:type="line" svg:x1="4.6cm" svg:y1="6.9cm" svg:x2="2.95cm" svg:y2="7.6cm" draw:start-shape="id6" draw:start-glue-point="2" draw:end-shape="id8" draw:end-glue-point="0" svg:d="M4600 6900l-1650 700" svg:viewBox="0 0 1651 701">
          <text:p/>
        </draw:connector>
        <draw:connector draw:style-name="gr2" draw:text-style-name="P2" draw:layer="layout" draw:type="line" svg:x1="4.6cm" svg:y1="6.9cm" svg:x2="6.25cm" svg:y2="7.6cm" draw:start-shape="id6" draw:start-glue-point="2" draw:end-shape="id9" draw:end-glue-point="0" svg:d="M4600 6900l1650 700" svg:viewBox="0 0 165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4:52:56.190000000</meta:creation-date>
    <dc:date>2014-12-01T15:06:28.248000000</dc:date>
    <meta:editing-duration>P0D</meta:editing-duration>
    <meta:editing-cycles>1</meta:editing-cycles>
    <meta:document-statistic meta:object-count="17"/>
    <meta:generator>LibreOffice/4.2.5.2$Windows_x86 LibreOffice_project/61cb170a04bb1f12e77c884eab9192be736ec5f5</meta:generator>
  </office:meta>
</office:document-meta>
</file>